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5f7ee" officeooo:paragraph-rsid="0005f7ee"/>
    </style:style>
    <style:style style:name="P4" style:family="paragraph" style:parent-style-name="Text_20_body">
      <style:paragraph-properties fo:text-align="start" style:justify-single-word="false"/>
      <style:text-properties officeooo:rsid="0006c434" officeooo:paragraph-rsid="0006c434"/>
    </style:style>
    <style:style style:name="P5" style:family="paragraph" style:parent-style-name="Text_20_body">
      <style:paragraph-properties fo:text-align="start" style:justify-single-word="false"/>
      <style:text-properties officeooo:rsid="0008756c" officeooo:paragraph-rsid="0008756c"/>
    </style:style>
    <style:style style:name="P6" style:family="paragraph" style:parent-style-name="Text_20_body">
      <style:paragraph-properties fo:text-align="start" style:justify-single-word="false"/>
      <style:text-properties officeooo:rsid="0008756c" officeooo:paragraph-rsid="0008756c"/>
    </style:style>
    <style:style style:name="P7" style:family="paragraph" style:parent-style-name="Text_20_body">
      <style:paragraph-properties fo:text-align="start" style:justify-single-word="false"/>
      <style:text-properties officeooo:rsid="000a136e" officeooo:paragraph-rsid="000a136e"/>
    </style:style>
    <style:style style:name="T1" style:family="text">
      <style:text-properties officeooo:rsid="0005f7ee"/>
    </style:style>
    <style:style style:name="T2" style:family="text">
      <style:text-properties officeooo:rsid="0006c434"/>
    </style:style>
    <style:style style:name="T3" style:family="text">
      <style:text-properties officeooo:rsid="00087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rage wegen <text:span text:style-name="T1">((</text:span>Thema<text:span text:style-name="T1">))</text:span></text:p>
      <text:p text:style-name="P2"/>
      <text:p text:style-name="P3">Am ((Datum)) fragt ((Mandant)) an <text:span text:style-name="T2">wegen ((Thema)), er bittet um ((Rückruf/Mail/Termin)).</text:span></text:p>
      <text:p text:style-name="P4">Der Sachverhalt stellt sich nach den Angaben des Mandanten im <text:span text:style-name="T3">PEACH-System wie folgt dar:</text:span></text:p>
      <text:p text:style-name="P5"/>
      <text:p text:style-name="P5">&lt;Ereignis 1&gt;</text:p>
      <text:p text:style-name="P5">&lt;Ereignis 2&gt;</text:p>
      <text:p text:style-name="P5">&lt;Ereignis 3&gt;</text:p>
      <text:p text:style-name="P5"/>
      <text:p text:style-name="P5">Der Mandant wünscht:</text:p>
      <text:p text:style-name="P5">&lt;Ziel 1&gt;</text:p>
      <text:p text:style-name="P5">&lt;Ziel 2&gt;</text:p>
      <text:p text:style-name="P5"/>
      <text:p text:style-name="P7">Der Mandant fügt folgende Dokumente bei:</text:p>
      <text:p text:style-name="P7">&lt;Dokument1.pdf&gt;</text:p>
      <text:p text:style-name="P7">&lt;Dokument2.jpg&gt;</text:p>
      <text:p text:style-name="P7"/>
      <text:p text:style-name="P5">Verwandte Entscheidungen:</text:p>
      <text:p text:style-name="P5">&lt;link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Schneider</meta:initial-creator>
    <meta:creation-date>2018-09-17T14:41:32.742914493</meta:creation-date>
    <dc:date>2018-09-17T15:39:40.019744358</dc:date>
    <dc:creator>Georg Schneider</dc:creator>
    <meta:editing-duration>PT6M34S</meta:editing-duration>
    <meta:editing-cycles>2</meta:editing-cycles>
    <meta:generator>LibreOffice/5.4.7.2$MacOSX_X86_64 LibreOffice_project/c838ef25c16710f8838b1faec480ebba495259d0</meta:generator>
    <meta:document-statistic meta:table-count="0" meta:image-count="0" meta:object-count="0" meta:page-count="1" meta:paragraph-count="14" meta:word-count="52" meta:character-count="373" meta:non-whitespace-character-count="335"/>
  </office:meta>
</office:document-meta>
</file>